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FF000003005476CDFE.png"/>
  <manifest:file-entry manifest:media-type="image/png" manifest:full-path="Pictures/10000000000003FF00000300E86DED6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family="'Times New Roman'" style:font-family-generic="roman" style:font-pitch="variable" fo:font-size="24pt" fo:language="pt" fo:country="BR" style:font-size-asian="24pt" style:font-size-complex="24pt"/>
    </style:style>
    <style:style style:name="T12" style:family="text">
      <style:text-properties fo:color="#000000" fo:font-family="'Times New Roman'" style:font-family-generic="roman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396cm" svg:y="1cm" presentation:class="title" presentation:user-transformed="true">
          <draw:text-box>
            <text:p text:style-name="P1"><text:span text:style-name="T1">PROTÓTIPO DE UM SISTEMA DE GERAÇÃO DE RELATÓRIO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Motivações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8" draw:layer="layout" svg:width="22.402cm" svg:height="12.603cm" svg:x="1.499cm" svg:y="5.124cm">
          <text:list text:style-name="L4">
            <text:list-item>
              <text:p text:style-name="P7"><text:span text:style-name="T8">Algo Útil</text:span></text:p>
            </text:list-item>
          </text:list>
          <text:list text:style-name="L3">
            <text:list-item>
              <text:p text:style-name="P7"><text:span text:style-name="T8">Aprender Algo Novo</text:span></text:p>
            </text:list-item>
            <text:list-item>
              <text:p text:style-name="P7"><text:span text:style-name="T8">Conhecer tecnologias novas nos ajudam a entender as que já conhecem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3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0" draw:layer="layout" svg:width="22.402cm" svg:height="11.602cm" svg:x="1.499cm" svg:y="5.124cm">
          <text:list text:style-name="L5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10" draw:layer="layout" svg:width="22.402cm" svg:height="11.602cm" svg:x="1.499cm" svg:y="5.124cm">
          <text:list text:style-name="L5">
            <text:list-item>
              <text:p text:style-name="P11"><text:span text:style-name="T9">Projeto SPED</text:span></text:p>
            </text:list-item>
            <text:list-item>
              <text:p text:style-name="P11"><text:span text:style-name="T9">Arquivos XML(W3C)</text:span></text:p>
            </text:list-item>
            <text:list-item>
              <text:p text:style-name="P11"><text:span text:style-name="T9">Arquivos Padronizados</text:span></text:p>
            </text:list-item>
            <text:list-item>
              <text:p text:style-name="P11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6" draw:text-style-name="P8" draw:layer="layout" svg:width="22.402cm" svg:height="11.602cm" svg:x="1.499cm" svg:y="5.124cm">
          <text:list text:style-name="L6">
            <text:list-item>
              <text:p text:style-name="P5"><text:span text:style-name="T10">Dinamicamente tipada com Tipagem Forte</text:span></text:p>
            </text:list-item>
          </text:list>
          <text:list text:style-name="L7">
            <text:list-item>
              <text:p text:style-name="P5"><text:span text:style-name="T10">Interpretada</text:span></text:p>
            </text:list-item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(I18n, devise, rails)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7" draw:text-style-name="P8" draw:layer="layout" svg:width="22.402cm" svg:height="11.602cm" svg:x="1.499cm" svg:y="5.124cm">
          <text:list text:style-name="L7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8" draw:text-style-name="P10" draw:layer="layout" svg:width="22.402cm" svg:height="11.602cm" svg:x="1.499cm" svg:y="5.124cm">
          <text:list text:style-name="L6">
            <text:list-item>
              <text:p text:style-name="P5"><text:span text:style-name="T8"><text:a xlink:href="../doc/Diagrams/UseCase.png#Padrão">Caso de Uso</text:a></text:span></text:p>
            </text:list-item>
            <text:list-item>
              <text:p text:style-name="P5"><text:span text:style-name="T8"><text:a xlink:href="../doc/Diagrams/Class%20Diagram.png#Padrão">Classes</text:a></text:span></text:p>
            </text:list-item>
            <text:list-item>
              <text:p text:style-name="P5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9" draw:text-style-name="P8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Conclusão</text:span></text:p>
              </text:list-header>
            </text:list>
          </draw:text-box>
        </draw:frame>
        <draw:custom-shape draw:name="Rectangle 5" draw:style-name="gr10" draw:text-style-name="P13" draw:layer="layout" svg:width="22.402cm" svg:height="11.602cm" svg:x="1.499cm" svg:y="5.124cm">
          <text:list text:style-name="L6">
            <text:list-item>
              <text:p text:style-name="P5"><text:span text:style-name="T8">Auxilio presencial</text:span></text:p>
            </text:list-item>
            <text:list-item>
              <text:p text:style-name="P5"><text:span text:style-name="T8">Multi Plataforma</text:span></text:p>
            </text:list-item>
            <text:list-item>
              <text:p text:style-name="P5"><text:span text:style-name="T8">Multi Banco</text:span></text:p>
            </text:list-item>
            <text:list-item>
              <text:p text:style-name="P5"><text:span text:style-name="T8">Integração com outras linguagens</text:span></text:p>
            </text:list-item>
            <text:list-item>
              <text:p text:style-name="P5"><text:span text:style-name="T8">Incentiva o reuso de códig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Ideias Futuras</text:span></text:p>
              </text:list-header>
            </text:list>
          </draw:text-box>
        </draw:frame>
        <draw:custom-shape draw:name="Rectangle 5" draw:style-name="gr11" draw:text-style-name="P13" draw:layer="layout" svg:width="22.402cm" svg:height="11.602cm" svg:x="1.499cm" svg:y="5.124cm">
          <text:list text:style-name="L6">
            <text:list-item>
              <text:p text:style-name="P5"><text:span text:style-name="T8">ISS</text:span></text:p>
            </text:list-item>
            <text:list-item>
              <text:p text:style-name="P5"><text:span text:style-name="T8">Testes</text:span></text:p>
            </text:list-item>
            <text:list-item>
              <text:p text:style-name="P5"><text:span text:style-name="T8">Validaçõ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eferências</text:span></text:p>
              </text:list-header>
            </text:list>
          </draw:text-box>
        </draw:frame>
        <draw:custom-shape draw:name="Rectangle 5" draw:style-name="gr12" draw:text-style-name="P14" draw:layer="layout" svg:width="22.402cm" svg:height="11.602cm" svg:x="1.499cm" svg:y="5.124cm">
          <text:p><text:span text:style-name="T11">LEME, Ricardo Roberto. </text:span><text:span text:style-name="T12">Desenvolvendo Aplicações Web com Ruby on Rails 2.3 e Posgresql</text:span><text:span text:style-name="T11">. Rio de Janeiro: Brasport, 2009.</text:span></text:p>
          <text:p><text:span text:style-name="T11"/></text:p>
          <text:p><text:span text:style-name="T11">OLIVEIRA JUNIOR, Eustaquio Rangel De. </text:span><text:span text:style-name="T12">Ruby: Conhecendo a Linguagem</text:span><text:span text:style-name="T11">. Rio de Janeiro: Brasport, 2006.</text:span></text:p>
          <text:p><text:span text:style-name="T11"/></text:p>
          <text:p><text:span text:style-name="T11">URUBATAN, Rodrigo. </text:span><text:span text:style-name="T12">Ruby on Rails: desenvolvimento fácil e rápido de aplicações Web.</text:span><text:span text:style-name="T11"> São Paulo: Novatec, 2009.</text:span></text:p>
          <text:p><text:span text:style-name="T11"/></text:p>
          <text:p><text:span text:style-name="T11">TATE, Bruce A.,HIBBS, Curt, </text:span><text:span text:style-name="T12">Ruby on Rails Executando</text:span><text:span text:style-name="T11">. Rio de Janeiro: Alta Books, 2006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3" draw:text-style-name="P13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3"><text:s/></text:span><text:span text:style-name="T13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4">https://github.com:clairton/crh.git</text:span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alestra</dc:title>
    <meta:initial-creator>Uso Pessoal@</meta:initial-creator>
    <meta:creation-date>2009-07-02T21:20:02</meta:creation-date>
    <dc:creator>crh </dc:creator>
    <dc:date>2011-12-06T19:28:24</dc:date>
    <meta:editing-cycles>75</meta:editing-cycles>
    <meta:editing-duration>PT10H35M12S</meta:editing-duration>
    <meta:generator>LibreOffice/3.4$Linux LibreOffice_project/340m1$Build-402</meta:generator>
    <meta:document-statistic meta:object-count="83"/>
  </office:meta>
</office:document-meta>
</file>